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amedAFPObject.getNam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dAFPObject.AbstractNamedAFPObjec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dAFP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dAFPObject.getNameBy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NamedAFPObje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dAFPObject.copySF( byte [ ] data , byte type , byte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NamedAFPObject.AbstractNamedAFP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NamedAFPObje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